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5">
      <style:paragraph-properties fo:margin-left="0.5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 style:list-style-name="L5">
      <style:paragraph-properties fo:margin-left="0.5102in" fo:margin-right="0in" fo:text-align="start" style:justify-single-word="false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se 3</text:p>
      <text:p text:style-name="P2">Configuring Linux for TCP/IP Networking</text:p>
      <text:p text:style-name="P2"/>
      <text:p text:style-name="P2"/>
      <text:p text:style-name="P3">Objectives</text:p>
      <text:list xml:id="list712991766" text:style-name="L1">
        <text:list-item>
          <text:p text:style-name="P6">Configure a Linux PC for TCP/IP Networking</text:p>
        </text:list-item>
        <text:list-item>
          <text:p text:style-name="P6">Gather network related information of a Linux PC</text:p>
        </text:list-item>
        <text:list-item>
          <text:p text:style-name="P6">Compare network information of one Linux PC with another on the same network </text:p>
        </text:list-item>
        <text:list-item>
          <text:p text:style-name="P6">Learn to use Linux networking commands</text:p>
        </text:list-item>
        <text:list-item>
          <text:p text:style-name="P6">Observe name resolution occurrences using DNS</text:p>
        </text:list-item>
      </text:list>
      <text:p text:style-name="P3"/>
      <text:p text:style-name="P3">Prerequisites</text:p>
      <text:list xml:id="list430431284" text:style-name="L2">
        <text:list-item>
          <text:p text:style-name="P7">A Linux PC connected to an Ethernet LAN</text:p>
        </text:list-item>
        <text:list-item>
          <text:p text:style-name="P7">Internet connection (via a router/gateway)</text:p>
        </text:list-item>
        <text:list-item>
          <text:p text:style-name="P7">Basic Linux skills (command line, text editing, man)</text:p>
        </text:list-item>
      </text:list>
      <text:p text:style-name="P3"/>
      <text:p text:style-name="P3">Discussion (<text:span text:style-name="T1">delivered by instructor)</text:span></text:p>
      <text:list xml:id="list1605984894" text:style-name="L3">
        <text:list-item>
          <text:p text:style-name="P8">Ethernet LAN</text:p>
        </text:list-item>
        <text:list-item>
          <text:p text:style-name="P8">Introduction to TCP/IP</text:p>
        </text:list-item>
        <text:list-item>
          <text:p text:style-name="P8">IP Addressing and Gateways</text:p>
        </text:list-item>
        <text:list-item>
          <text:p text:style-name="P8">Internet Services (name resolution, dynamic host configuration)</text:p>
        </text:list-item>
        <text:list-item>
          <text:p text:style-name="P8">Linux and TCP/IP</text:p>
        </text:list-item>
      </text:list>
      <text:p text:style-name="P3"/>
      <text:p text:style-name="P3">Activities</text:p>
      <text:list xml:id="list1951695587" text:style-name="L4">
        <text:list-item>
          <text:p text:style-name="P9">Check system information</text:p>
        </text:list-item>
      </text:list>
      <text:list xml:id="list78617895" text:style-name="L5">
        <text:list-header>
          <text:p text:style-name="P17"><text:span text:style-name="T1">1. Open a terminal and obtain a root shell by typing </text:span><text:span text:style-name="T2">$sudo -s</text:span><text:span text:style-name="T1">. Using the </text:span><text:span text:style-name="T2">uname</text:span><text:span text:style-name="T1"> command with the correct options, what is the kernel in the linux distribution you are using?</text:span></text:p>
          <text:p text:style-name="P18">________________________________________________________________________</text:p>
        </text:list-header>
      </text:list>
      <text:p text:style-name="P3"/>
      <text:list xml:id="list170191747" text:continue-list="list1951695587" text:style-name="L4">
        <text:list-item>
          <text:p text:style-name="P9">Check what brand and model of NIC attached to your computer was detected by Linux</text:p>
        </text:list-item>
      </text:list>
      <text:p text:style-name="P3"><text:tab/><text:span text:style-name="T1">1. Using the </text:span><text:span text:style-name="T2">lspci</text:span><text:span text:style-name="T1"> command, what are the NICs available on your computer?</text:span></text:p>
      <text:p text:style-name="P5"><text:tab/>________________________________________________________________________</text:p>
      <text:p text:style-name="P3"/>
      <text:list xml:id="list1477230524" text:continue-numbering="true" text:style-name="L4">
        <text:list-item>
          <text:p text:style-name="P9">Check for available drivers for your NIC</text:p>
        </text:list-item>
      </text:list>
      <text:p text:style-name="P3"><text:tab/><text:span text:style-name="T1">In linux, drivers are usually in the form of kernel modules (.ko). The </text:span><text:span text:style-name="T2">modprobe</text:span><text:span text:style-name="T1"> command is used to <text:tab/>manage linux kernel modules. View the man page for </text:span><text:span text:style-name="T2">modprobe</text:span><text:span text:style-name="T1">. Then view the list of available <text:tab/>drivers related to networking: </text:span><text:span text:style-name="T2">/sbin/modprobe -l | grep -i net</text:span><text:span text:style-name="T1">.</text:span></text:p>
      <text:p text:style-name="P5"/>
      <text:p text:style-name="P3"><text:span text:style-name="T1"><text:tab/>Most of the Ethernet NICs we are using in the lab are made by 3Com. Look out for kernel modules <text:tab/>that start with </text:span><text:span text:style-name="T2">3c</text:span><text:span text:style-name="T1"> and </text:span><text:span text:style-name="T2">8139</text:span><text:span text:style-name="T1">. List five (5) of these kernel modules.</text:span></text:p>
      <text:p text:style-name="P5"><text:tab/>________________________________________________________________________</text:p>
      <text:p text:style-name="P3"><text:tab/></text:p>
      <text:list xml:id="list655536348" text:continue-numbering="true" text:style-name="L4">
        <text:list-item>
          <text:p text:style-name="P9">Load the appropriate driver</text:p>
        </text:list-item>
      </text:list>
      <text:p text:style-name="P3"><text:tab/><text:span text:style-name="T1">To load the selected driver: </text:span><text:span text:style-name="T2">/sbin/modprobe &lt;driver_name_with_no_extensions&gt;</text:span></text:p>
      <text:p text:style-name="P3"><text:span text:style-name="T1"><text:tab/>Normally the linux kernel detects the device and loads the appropriate driver. The driver <text:tab/>is aliased to <text:tab/>a more user friendly name such as </text:span><text:span text:style-name="T2">eth0</text:span><text:span text:style-name="T1"> or </text:span><text:span text:style-name="T2">eth1</text:span><text:span text:style-name="T1">. The alias is used in the configuration instead of <text:tab/>the driver name. udev is used to manage device directories and thus responsible for loading the <text:tab/>driver. Write the output of the following command (don't include comment lines): </text:span></text:p>
      <text:p text:style-name="P3"><text:span text:style-name="T1"><text:tab/></text:span><text:span text:style-name="T2">cat /etc/udev/rules.d/70-persistent-net.rules</text:span></text:p>
      <text:p text:style-name="P5"><text:tab/>________________________________________________________________________</text:p>
      <text:p text:style-name="P5"/>
      <text:list xml:id="list2072413113" text:continue-numbering="true" text:style-name="L4">
        <text:list-item>
          <text:p text:style-name="P9">View loaded kernel modules</text:p>
        </text:list-item>
      </text:list>
      <text:p text:style-name="P3"><text:tab/><text:span text:style-name="T1">The </text:span><text:span text:style-name="T2">lsmod</text:span><text:span text:style-name="T1"> command is used to show all loaded kernel modules. Use the command to check if the <text:tab/>driver for the NIC has been loaded. Write five (5) other kernel modules you see.</text:span></text:p>
      <text:p text:style-name="P5"><text:tab/>________________________________________________________________________</text:p>
      <text:p text:style-name="P3"/>
      <text:p text:style-name="P3"/>
      <text:p text:style-name="P3"/>
      <text:p text:style-name="P3"/>
      <text:p text:style-name="P3"/>
      <text:list xml:id="list2085558148" text:continue-numbering="true" text:style-name="L4">
        <text:list-item>
          <text:p text:style-name="P10"><text:soft-page-break/>Examine Ethernet link statistics</text:p>
        </text:list-item>
      </text:list>
      <text:p text:style-name="P4"><text:tab/><text:span text:style-name="T1">Using </text:span><text:span text:style-name="T2">ethtool</text:span><text:span text:style-name="T1"> command, obtain <text:s/>the following information for </text:span><text:span text:style-name="T2">eth0</text:span><text:span text:style-name="T1">.</text:span></text:p>
      <text:p text:style-name="P12"/>
      <text:p text:style-name="P12"><text:tab/>Supported ports: __________________________________________________________</text:p>
      <text:p text:style-name="P12"><text:tab/>Supported link modes: _____________________________________________________</text:p>
      <text:p text:style-name="P12"><text:tab/>Supports auto-negotiation: __________________________________________________</text:p>
      <text:p text:style-name="P12"><text:tab/>Advertised link modes: _____________________________________________________</text:p>
      <text:p text:style-name="P12"><text:tab/>Advertised auto-negotiation:_________________________________________________</text:p>
      <text:p text:style-name="P12"><text:tab/>Speed: _________________________________________________________________</text:p>
      <text:p text:style-name="P12"><text:tab/>Duplex: _________________________________________________________________</text:p>
      <text:p text:style-name="P12"><text:tab/>Port: ___________________________________________________________________</text:p>
      <text:p text:style-name="P12"><text:tab/>PHYAD: ________________________________________________________________</text:p>
      <text:p text:style-name="P12"><text:tab/>Transceiver: _____________________________________________________________</text:p>
      <text:p text:style-name="P12"><text:tab/>Auto-negotiation: _________________________________________________________</text:p>
      <text:p text:style-name="P12"><text:tab/>Supports Wake-on: _______________________________________________________</text:p>
      <text:p text:style-name="P12"><text:tab/>Wake-on: _______________________________________________________________</text:p>
      <text:p text:style-name="P12"><text:tab/>Current message level: ____________________________________________________</text:p>
      <text:p text:style-name="P12"><text:tab/>Link detected: ____________________________________________________________</text:p>
      <text:p text:style-name="P4"/>
      <text:list xml:id="list2059434249" text:continue-numbering="true" text:style-name="L4">
        <text:list-item>
          <text:p text:style-name="P10">Gather existing network interface information</text:p>
        </text:list-item>
      </text:list>
      <text:p text:style-name="P4"><text:tab/><text:span text:style-name="T1">View the man page for the ifconfig command. Using this command, do the steps described and <text:tab/>answer the questions.</text:span></text:p>
      <text:p text:style-name="P12"><text:tab/></text:p>
      <text:list xml:id="list709827413" text:style-name="L6">
        <text:list-item>
          <text:list>
            <text:list-item>
              <text:list>
                <text:list-item>
                  <text:p text:style-name="P13">Write the names of all available interfaces?</text:p>
                  <text:p text:style-name="P13">________________________________________________________________</text:p>
                </text:list-item>
                <text:list-item>
                  <text:p text:style-name="P13">Choose one interface and write down the following information:</text:p>
                </text:list-item>
              </text:list>
            </text:list-item>
          </text:list>
        </text:list-item>
      </text:list>
      <text:p text:style-name="P12"/>
      <text:p text:style-name="P12"><text:tab/><text:tab/>Link encapsulation: _________________________________________________</text:p>
      <text:p text:style-name="P12"><text:tab/><text:tab/>Hardware Address: _________________________________________________</text:p>
      <text:p text:style-name="P12"><text:tab/><text:tab/>Inet Address: ______________________________________________________</text:p>
      <text:p text:style-name="P12"><text:tab/><text:tab/>Bcast Address: _____________________________________________________</text:p>
      <text:p text:style-name="P12"><text:tab/><text:tab/>Network Mask: _____________________________________________________</text:p>
      <text:p text:style-name="P12"><text:tab/><text:tab/>MTU: _____________________________________________________________</text:p>
      <text:p text:style-name="P4"/>
      <text:list xml:id="list352469228" text:continue-list="list2059434249" text:style-name="L4">
        <text:list-item>
          <text:p text:style-name="P10">Static IP configuration</text:p>
        </text:list-item>
      </text:list>
      <text:p text:style-name="P4"><text:tab/><text:span text:style-name="T1">Using ifconfig, configure an active interface with the IP address assigned by your instructor. Write the <text:tab/>complete command to accomplish this task.</text:span></text:p>
      <text:p text:style-name="P12"><text:tab/>________________________________________________________________________</text:p>
      <text:p text:style-name="P4"/>
      <text:list xml:id="list726816693" text:continue-numbering="true" text:style-name="L4">
        <text:list-item>
          <text:p text:style-name="P10">Compare your configuration with your classmates</text:p>
        </text:list-item>
      </text:list>
      <text:p text:style-name="P4"><text:tab/><text:span text:style-name="T1">Name of classmate 1: ______________________________________________________</text:span></text:p>
      <text:p text:style-name="P12"><text:tab/>IP Address 1: _____________________________________________________________</text:p>
      <text:p text:style-name="P12"><text:tab/>Physical Address 1: ________________________________________________________</text:p>
      <text:p text:style-name="P4"/>
      <text:p text:style-name="P4"><text:tab/><text:span text:style-name="T1">Name of classmate 2: ______________________________________________________</text:span></text:p>
      <text:p text:style-name="P12"><text:tab/>IP Address 2: _____________________________________________________________</text:p>
      <text:p text:style-name="P12"><text:tab/>Physical Address 2: ________________________________________________________</text:p>
      <text:p text:style-name="P4"/>
      <text:list xml:id="list1020981864" text:continue-numbering="true" text:style-name="L4">
        <text:list-item>
          <text:p text:style-name="P10">Check for connectivity with other hosts on the network</text:p>
        </text:list-item>
      </text:list>
      <text:p text:style-name="P4"><text:tab/><text:span text:style-name="T1">View the man page for the ping command. Ping the following using three (3) packets only. For each <text:tab/>item, supply the following.</text:span></text:p>
      <text:p text:style-name="P12"><text:tab/>How many packets were sent? ______ <text:s text:c="2"/>How many packets were received? ______</text:p>
      <text:p text:style-name="P12"><text:tab/>How many packets were lost? ______</text:p>
      <text:list xml:id="list611604266" text:style-name="L7">
        <text:list-item>
          <text:list>
            <text:list-item>
              <text:list>
                <text:list-item>
                  <text:p text:style-name="P14">Your IP Address</text:p>
                </text:list-item>
                <text:list-item>
                  <text:p text:style-name="P14">IP Address of classmate 1</text:p>
                </text:list-item>
                <text:list-item>
                  <text:p text:style-name="P14">IP Address of classmate 2</text:p>
                </text:list-item>
                <text:list-item>
                  <text:p text:style-name="P14">127.0.0.1</text:p>
                </text:list-item>
                <text:list-item>
                  <text:p text:style-name="P14">202.92.144.1</text:p>
                </text:list-item>
                <text:list-item>
                  <text:p text:style-name="P14">caladbolg.uplb.edu.ph</text:p>
                </text:list-item>
                <text:list-item>
                  <text:p text:style-name="P11"><text:span text:style-name="T1">broadcast address (Bcast field in </text:span><text:span text:style-name="T2">ifconfig's</text:span><text:span text:style-name="T1"> output) What IP addresses replied?</text:span></text:p>
                </text:list-item>
              </text:list>
            </text:list-item>
          </text:list>
        </text:list-item>
      </text:list>
      <text:p text:style-name="P12"/>
      <text:list xml:id="list882073795" text:continue-list="list1020981864" text:style-name="L4">
        <text:list-item>
          <text:p text:style-name="P10"><text:soft-page-break/>Dynamic host configuration</text:p>
        </text:list-item>
      </text:list>
      <text:p text:style-name="P4"><text:tab/><text:span text:style-name="T1">View the man page for dhclient. Configure an interface using this command to obtain the following <text:tab/>information.</text:span></text:p>
      <text:p text:style-name="P12"/>
      <text:p text:style-name="P12"><text:tab/>a. What is the IP address of the DHCP server that gave the host information?</text:p>
      <text:p text:style-name="P12"><text:tab/>DHCP server IP: _____________________</text:p>
      <text:p text:style-name="P12"><text:tab/></text:p>
      <text:p text:style-name="P4"><text:span text:style-name="T1"><text:tab/>b. Using </text:span><text:span text:style-name="T2">ifconfig</text:span></text:p>
      <text:p text:style-name="P12"><text:tab/>IP Address assigned: _______________</text:p>
      <text:p text:style-name="P12"><text:tab/>Broadcast Address: _____________</text:p>
      <text:p text:style-name="P12"><text:tab/>Network Mask: _____________</text:p>
      <text:p text:style-name="P12"/>
      <text:p text:style-name="P4"><text:span text:style-name="T1"><text:tab/>c. Using </text:span><text:span text:style-name="T2">route</text:span></text:p>
      <text:p text:style-name="P12"><text:tab/>Default Gateway: _______________</text:p>
      <text:p text:style-name="P12"/>
      <text:p text:style-name="P4"><text:span text:style-name="T1"><text:tab/>d. Using </text:span><text:span text:style-name="T2">hostname</text:span></text:p>
      <text:p text:style-name="P12"><text:tab/>Host name: ___________</text:p>
      <text:p text:style-name="P12"/>
      <text:p text:style-name="P4"><text:span text:style-name="T1"><text:tab/>e. Using </text:span><text:span text:style-name="T2">cat /etc/resolv.conf</text:span></text:p>
      <text:p text:style-name="P12"><text:tab/>DNS suffix name: ____________</text:p>
      <text:p text:style-name="P12"><text:tab/>DNS servers (IP addresses) : ______________________</text:p>
      <text:p text:style-name="P4"/>
      <text:list xml:id="list1203042623" text:continue-numbering="true" text:style-name="L4">
        <text:list-item>
          <text:p text:style-name="P10">Do Activity 10 using the new configuration.</text:p>
        </text:list-item>
      </text:list>
      <text:p text:style-name="P4"><text:tab/><text:span text:style-name="T1">Did you notice any difference in the results? Describe.</text:span></text:p>
      <text:p text:style-name="P12"><text:tab/>__________________________________________________________________________</text:p>
      <text:p text:style-name="P4"/>
      <text:list xml:id="list217533813" text:continue-numbering="true" text:style-name="L4">
        <text:list-item>
          <text:p text:style-name="P10">Network statistics</text:p>
        </text:list-item>
      </text:list>
      <text:p text:style-name="P4"><text:tab/><text:span text:style-name="T1">View the man page for netstat command. Using this command, obtain the following information.</text:span></text:p>
      <text:p text:style-name="P12"/>
      <text:list xml:id="list110663481" text:style-name="L8">
        <text:list-item>
          <text:list>
            <text:list-item>
              <text:list>
                <text:list-item>
                  <text:p text:style-name="P15">IP</text:p>
                </text:list-item>
              </text:list>
            </text:list-item>
          </text:list>
        </text:list-item>
      </text:list>
      <text:p text:style-name="P12"><text:tab/><text:tab/>Total packets received: ___________</text:p>
      <text:p text:style-name="P12"><text:tab/><text:tab/>Incoming packets delivered: ________</text:p>
      <text:p text:style-name="P12"><text:tab/><text:tab/>Requests sent out ________</text:p>
      <text:list xml:id="list108409180" text:continue-numbering="true" text:style-name="L8">
        <text:list-item>
          <text:list>
            <text:list-item>
              <text:list>
                <text:list-item>
                  <text:p text:style-name="P15">TCP</text:p>
                </text:list-item>
              </text:list>
            </text:list-item>
          </text:list>
        </text:list-item>
      </text:list>
      <text:p text:style-name="P12"><text:tab/><text:tab/>Active connection openings: ________</text:p>
      <text:p text:style-name="P12"><text:tab/><text:tab/>Passive connections ________</text:p>
      <text:p text:style-name="P12"><text:tab/><text:tab/>Failed connection attempts:________</text:p>
      <text:p text:style-name="P12"><text:tab/><text:tab/>Connection resets received: ________</text:p>
      <text:p text:style-name="P12"><text:tab/><text:tab/>Connections established: _______</text:p>
      <text:p text:style-name="P12"><text:tab/><text:tab/>Segments received: _______</text:p>
      <text:p text:style-name="P12"><text:tab/><text:tab/>Segments send out: _______</text:p>
      <text:p text:style-name="P12"><text:tab/><text:tab/>Segments retransmitted: _______</text:p>
      <text:p text:style-name="P12"><text:tab/><text:tab/>Bad segments received: _______</text:p>
      <text:p text:style-name="P12"><text:tab/><text:tab/>Resets sent _______</text:p>
      <text:p text:style-name="P4"/>
      <text:list xml:id="list1082439639" text:continue-list="list217533813" text:style-name="L4">
        <text:list-item>
          <text:p text:style-name="P10">Reflection</text:p>
        </text:list-item>
      </text:list>
      <text:list xml:id="list1868935388" text:style-name="L9">
        <text:list-item>
          <text:list>
            <text:list-item>
              <text:list>
                <text:list-item>
                  <text:p text:style-name="P16">Write two questions that came across your mind while you are doing the activities.</text:p>
                  <text:p text:style-name="P16">_________________________________________________________________</text:p>
                  <text:p text:style-name="P16"/>
                </text:list-item>
                <text:list-item>
                  <text:p text:style-name="P16">Write down which activity you liked best and explain why you liked the activity. What particular tidbit of knowledge did you learn?</text:p>
                  <text:p text:style-name="P16">_________________________________________________________________</text:p>
                </text:list-item>
              </text:list>
            </text:list-item>
          </text:list>
        </text:list-item>
      </text:list>
      <text:p text:style-name="P4"/>
      <text:p text:style-name="P4"/>
      <text:p text:style-name="P4">Command List</text:p>
      <text:p text:style-name="P4"><text:tab/><text:span text:style-name="T1">modprobe/lsmod, ifconfig, /etc/init.d/networking, netstat, ping, traceroute, hostname, dig, ethtool, arp, <text:tab/>dhclient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fo:font-size="8pt" style:font-size-asian="8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MSC 137 2009-2010 jachermocilla@gmail.com<text:tab/><text:tab/>Institute of Computer Science, CAS, UPLB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Anthony C Hermocilla</meta:initial-creator>
    <meta:creation-date>2009-07-06T15:00:14</meta:creation-date>
    <dc:date>2009-07-07T10:51:06</dc:date>
    <dc:creator>Joseph Anthony C Hermocilla</dc:creator>
    <meta:editing-duration>PT02H34M43S</meta:editing-duration>
    <meta:editing-cycles>41</meta:editing-cycles>
    <meta:generator>OpenOffice.org/3.0$Linux OpenOffice.org_project/300m15$Build-9379</meta:generator>
    <meta:printed-by>Joseph Anthony C Hermocilla</meta:printed-by>
    <meta:print-date>2009-07-07T10:55:22</meta:print-date>
    <meta:document-statistic meta:table-count="0" meta:image-count="0" meta:object-count="0" meta:page-count="3" meta:paragraph-count="132" meta:word-count="866" meta:character-count="7688"/>
    <meta:user-defined meta:name="Info 1"/>
    <meta:user-defined meta:name="Info 2"/>
    <meta:user-defined meta:name="Info 3"/>
    <meta:user-defined meta:name="Info 4"/>
  </office:meta>
</office:document-meta>
</file>